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29.44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style:vertical-align="middle"/>
    </style:style>
    <style:style style:name="ce6" style:family="table-cell" style:parent-style-name="Default" style:data-style-name="N104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6" table:default-cell-style-name="ce5"/>
        <table:table-column table:style-name="co6" table:number-columns-repeated="2" table:default-cell-style-name="ce3"/>
        <table:table-column table:style-name="co8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Part Number</text:p>
          </table:table-cell>
          <table:table-cell table:style-name="ce4" office:value-type="string" calcext:value-type="string">
            <text:p>Unit 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Total Price per Connector Pai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SUM([.J2:.J42])" office:value-type="currency" office:currency="CAD" office:value="32.2148" calcext:value-type="currency">
            <text:p>$32.2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Release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3"/>
        </table:table-row>
        <table:table-row table:style-name="ro4">
          <table:table-cell office:value-type="string" calcext:value-type="string">
            <text:p>Electrical Connector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Non-gendered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9217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3388-ND</text:p>
          </table:table-cell>
          <table:table-cell office:value-type="currency" office:currency="CAD" office:value="5.89" calcext:value-type="currency">
            <text:p>$5.8900</text:p>
          </table:table-cell>
          <table:table-cell office:value-type="float" office:value="2" calcext:value-type="float">
            <text:p>2</text:p>
          </table:table-cell>
          <table:table-cell table:style-name="ce6" table:formula="of:=[.H6]*[.I6]" office:value-type="currency" office:currency="CAD" office:value="11.78" calcext:value-type="currency">
            <text:p>$11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6" table:formula="of:=[.H7]*[.I7]" office:value-type="currency" office:currency="CAD" office:value="1.6516" calcext:value-type="currency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6" table:formula="of:=[.H8]*[.I8]" office:value-type="currency" office:currency="CAD" office:value="8.16" calcext:value-type="currency">
            <text:p>$8.16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012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21</text:p>
          </table:table-cell>
          <table:table-cell office:value-type="currency" office:currency="CAD" office:value="0.0267" calcext:value-type="currency">
            <text:p>$0.0267</text:p>
          </table:table-cell>
          <table:table-cell office:value-type="float" office:value="4" calcext:value-type="float">
            <text:p>4</text:p>
          </table:table-cell>
          <table:table-cell table:style-name="ce6" table:formula="of:=[.H9]*[.I9]" office:value-type="currency" office:currency="CAD" office:value="0.1068" calcext:value-type="currency">
            <text:p>$0.1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6" table:formula="of:=[.H10]*[.I10]" office:value-type="currency" office:currency="CAD" office:value="7.192" calcext:value-type="currency">
            <text:p>$7.1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table:number-columns-repeated="3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table:formula="of:=[.H11]*[.I11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6" table:formula="of:=[.H12]*[.I12]" office:value-type="currency" office:currency="CAD" office:value="0.9568" calcext:value-type="currency">
            <text:p>$0.96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Nu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316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150A325</text:p>
          </table:table-cell>
          <table:table-cell office:value-type="currency" office:currency="CAD" office:value="0.0616" calcext:value-type="currency">
            <text:p>$0.0616</text:p>
          </table:table-cell>
          <table:table-cell office:value-type="float" office:value="8" calcext:value-type="float">
            <text:p>8</text:p>
          </table:table-cell>
          <table:table-cell table:style-name="ce6" table:formula="of:=[.H13]*[.I13]" office:value-type="currency" office:currency="CAD" office:value="0.4928" calcext:value-type="currency">
            <text:p>$0.49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sert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6" table:formula="of:=[.H14]*[.I14]" office:value-type="currency" office:currency="CAD" office:value="1.152" calcext:value-type="currency">
            <text:p>$1.1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* 6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1</text:p>
          </table:table-cell>
          <table:table-cell office:value-type="currency" office:currency="CAD" office:value="0.0881" calcext:value-type="currency">
            <text:p>$0.0881</text:p>
          </table:table-cell>
          <table:table-cell office:value-type="float" office:value="4" calcext:value-type="float">
            <text:p>4</text:p>
          </table:table-cell>
          <table:table-cell table:style-name="ce6" table:formula="of:=[.H15]*[.I15]" office:value-type="currency" office:currency="CAD" office:value="0.3524" calcext:value-type="currency">
            <text:p>$0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3 * 3mm Low profile socket head cap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16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666A100</text:p>
          </table:table-cell>
          <table:table-cell office:value-type="currency" office:currency="CAD" office:value="0.0926" calcext:value-type="currency">
            <text:p>$0.0926</text:p>
          </table:table-cell>
          <table:table-cell office:value-type="float" office:value="4" calcext:value-type="float">
            <text:p>4</text:p>
          </table:table-cell>
          <table:table-cell table:style-name="ce6" table:formula="of:=[.H16]*[.I16]" office:value-type="currency" office:currency="CAD" office:value="0.3704" calcext:value-type="currency">
            <text:p>$0.37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6" table:formula="of:=[.H17]*[.I17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6" table:formula="of:=[.H18]*[.I18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6" table:formula="of:=[.H19]*[.I19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6" table:formula="of:=[.H20]*[.I20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6" table:formula="of:=[.H21]*[.I21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>
          <table:table-cell table:number-columns-repeated="9"/>
          <table:table-cell table:style-name="ce6" table:formula="of:=[.H22]*[.I22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00-00-00</text:date>, <text:time style:data-style-name="N2" text:time-value="15:59:54.007208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6-18T17:31:40.780390815</dc:date>
    <dc:creator>Rachel </dc:creator>
    <meta:editing-duration>P1DT5H42M19S</meta:editing-duration>
    <meta:editing-cycles>16</meta:editing-cycles>
    <meta:generator>LibreOffice/5.1.6.2$Linux_X86_64 LibreOffice_project/10m0$Build-2</meta:generator>
    <meta:document-statistic meta:table-count="1" meta:cell-count="132" meta:object-count="0"/>
  </office:meta>
</office:document-meta>
</file>